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est</text:p>
          </table:table-cell>
          <table:table-cell office:value-type="float" office:value="4036" calcext:value-type="float">
            <text:p>40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339" calcext:value-type="float">
            <text:p>7339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formula="of:=SQRT([.L6]^2+[.L7]^2)" office:value-type="float" office:value="2439.21319281444" calcext:value-type="float">
            <text:p>2439,21319281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</text:p>
          </table:table-cell>
          <table:table-cell office:value-type="float" office:value="4236" calcext:value-type="float">
            <text:p>4236</text:p>
          </table:table-cell>
          <table:table-cell/>
          <table:table-cell office:value-type="string" calcext:value-type="string">
            <text:p>new_pos</text:p>
          </table:table-cell>
          <table:table-cell table:formula="of:=ROUND([.C5]+[.M6]+[.C8])"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908" calcext:value-type="float">
            <text:p>4908</text:p>
          </table:table-cell>
          <table:table-cell table:number-columns-repeated="2"/>
          <table:table-cell table:formula="of:=ROUND([.C6]+[.M7]+[.C9])" office:value-type="float" office:value="5390" calcext:value-type="float">
            <text:p>5390</text:p>
          </table:table-cell>
          <table:table-cell table:number-columns-repeated="4"/>
          <table:table-cell office:value-type="string" calcext:value-type="string">
            <text:p>norm</text:p>
          </table:table-cell>
          <table:table-cell table:formula="of:=[.C2]-[.C5]" office:value-type="float" office:value="-200" calcext:value-type="float">
            <text:p>-200</text:p>
          </table:table-cell>
          <table:table-cell table:formula="of:=[.L6]/[.L4]*[.C13]" office:value-type="float" office:value="-8.19936529488978" calcext:value-type="float">
            <text:p>-8,199365294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C3]-[.C6]" office:value-type="float" office:value="2431" calcext:value-type="float">
            <text:p>2431</text:p>
          </table:table-cell>
          <table:table-cell table:formula="of:=[.L7]/[.L4]*[.C13]" office:value-type="float" office:value="99.6632851593853" calcext:value-type="float">
            <text:p>99,66328515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float" office:value="-162" calcext:value-type="float">
            <text:p>-162</text:p>
          </table:table-cell>
          <table:table-cell/>
          <table:table-cell office:value-type="string" calcext:value-type="string">
            <text:p>new_vit</text:p>
          </table:table-cell>
          <table:table-cell table:formula="of:=TRUNC(([.C8]+[.M6])*0.85)" office:value-type="float" office:value="-144" calcext:value-type="float">
            <text:p>-1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2"/>
          <table:table-cell table:formula="of:=TRUNC(([.C9]+[.M7])*0.85)" office:value-type="float" office:value="409" calcext:value-type="float">
            <text:p>409</text:p>
          </table:table-cell>
          <table:table-cell table:number-columns-repeated="9"/>
        </table:table-row>
        <table:table-row table:style-name="ro1">
          <table:table-cell table:number-columns-repeated="11"/>
          <table:table-cell table:formula="of:=SQRT([.F8]^2+[.F9]^2)" office:value-type="float" office:value="433.609271118596" calcext:value-type="float">
            <text:p>433,6092711186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rm vit new</text:p>
          </table:table-cell>
          <table:table-cell table:formula="of:=[.F8]/[.L10]" office:value-type="float" office:value="-0.332096220241137" calcext:value-type="float">
            <text:p>-0,33209622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formula="of:=[.F9]/[.L10]" office:value-type="float" office:value="0.943245514434895" calcext:value-type="float">
            <text:p>0,943245514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posi</text:p>
          </table:table-cell>
          <table:table-cell office:value-type="string" calcext:value-type="string">
            <text:p>posf</text:p>
          </table:table-cell>
        </table:table-row>
        <table:table-row table:style-name="ro1">
          <table:table-cell table:number-columns-repeated="13"/>
          <table:table-cell table:formula="of:=[.M6]/[.C13]" office:value-type="float" office:value="-0.0819936529488978" calcext:value-type="float">
            <text:p>-0,0819936529</text:p>
          </table:table-cell>
          <table:table-cell table:formula="of:=([.C2]-[.F5])/[.O18]" office:value-type="float" office:value="-0.0153906858344842" calcext:value-type="float">
            <text:p>-0,0153906858</text:p>
          </table:table-cell>
        </table:table-row>
        <table:table-row table:style-name="ro1">
          <table:table-cell table:number-columns-repeated="13"/>
          <table:table-cell table:formula="of:=[.M7]/100" office:value-type="float" office:value="0.996632851593853" calcext:value-type="float">
            <text:p>0,9966328516</text:p>
          </table:table-cell>
          <table:table-cell table:formula="of:=([.C3]-[.F6])/[.O18]" office:value-type="float" office:value="0.999881556380327" calcext:value-type="float">
            <text:p>0,9998815564</text:p>
          </table:table-cell>
        </table:table-row>
        <table:table-row table:style-name="ro1">
          <table:table-cell table:number-columns-repeated="7"/>
          <table:table-cell table:formula="of:=SQRT([.C8]^2+[.C9]^2)" office:value-type="float" office:value="414.931319618079" calcext:value-type="float">
            <text:p>414,931319618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orm vit or</text:p>
          </table:table-cell>
          <table:table-cell table:formula="of:=[.C8]/[.H17]" office:value-type="float" office:value="-0.390426059303289" calcext:value-type="float">
            <text:p>-0,3904260593</text:p>
          </table:table-cell>
          <table:table-cell table:number-columns-repeated="6"/>
          <table:table-cell table:formula="of:=SQRT(([.C2]-[.F5])^2+([.C3]-[.F6])^2)" office:value-type="float" office:value="1949.23087396029" calcext:value-type="float">
            <text:p>1949,2308739603</text:p>
          </table:table-cell>
        </table:table-row>
        <table:table-row table:style-name="ro1">
          <table:table-cell table:number-columns-repeated="7"/>
          <table:table-cell table:formula="of:=[.C9]/[.H17]" office:value-type="float" office:value="0.920634287986769" calcext:value-type="float">
            <text:p>0,92063428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1"/>
          <table:table-cell table:formula="of:=ACOS([.N15])*180/PI()" office:value-type="float" office:value="94.7031702040927" calcext:value-type="float">
            <text:p>94,703170204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ACOS([.O15])*180/PI()" office:value-type="float" office:value="90.8818561591478" calcext:value-type="float">
            <text:p>90,881856159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1"/>
          <table:table-cell table:formula="of:=ACOS([.H18])*180/PI()" office:value-type="float" office:value="112.981012649981" calcext:value-type="float">
            <text:p>112,9810126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10:44:15.288287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22:49:47.326672345</meta:creation-date>
    <dc:date>2016-02-28T11:32:47.380448938</dc:date>
    <meta:editing-duration>PT26M58S</meta:editing-duration>
    <meta:editing-cycles>6</meta:editing-cycles>
    <meta:generator>LibreOffice/5.0.5.2$Linux_X86_64 LibreOffice_project/00m0$Build-2</meta:generator>
    <meta:document-statistic meta:table-count="1" meta:cell-count="41" meta:object-count="0"/>
  </office:meta>
</office:document-meta>
</file>